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cm" svg:height="2.6cm" svg:x="2.2cm" svg:y="2.7cm">
          <text:p text:style-name="P1"><text:span text:style-name="T1">Superchips</text:span></text:p>
          <text:p text:style-name="P1"><text:span text:style-name="T1">Web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5cm" svg:height="2.6cm" svg:x="2.3cm" svg:y="6cm">
          <text:p text:style-name="P2"><text:span text:style-name="T1">BMC</text:span></text:p>
          <text:p text:style-name="P2"><text:span text:style-name="T1">Web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5cm" svg:height="2.6cm" svg:x="2.3cm" svg:y="9.5cm">
          <text:p text:style-name="P1"><text:span text:style-name="T1">BC Racing</text:span></text:p>
          <text:p text:style-name="P1"><text:span text:style-name="T1">Web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7cm" svg:height="5.5cm" svg:x="17.1cm" svg:y="4.3cm">
          <text:p text:style-name="P2"><text:span text:style-name="T1">MySQL</text:span></text:p>
          <text:p text:style-name="P2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4" draw:id="id4" draw:layer="layout" svg:width="4.3cm" svg:height="2.8cm" svg:x="8.3cm" svg:y="2.6cm">
          <text:p text:style-name="P2"><text:span text:style-name="T1">Website</text:span></text:p>
          <text:p text:style-name="P2"><text:span text:style-name="T1">Scra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3cm" svg:height="2.8cm" svg:x="8.3cm" svg:y="5.877cm">
          <text:p text:style-name="P2"><text:span text:style-name="T1">Website</text:span></text:p>
          <text:p text:style-name="P2"><text:span text:style-name="T1">Scra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.3cm" svg:height="2.8cm" svg:x="8.3cm" svg:y="9.4cm">
          <text:p text:style-name="P2"><text:span text:style-name="T1">Website</text:span></text:p>
          <text:p text:style-name="P2"><text:span text:style-name="T1">Scra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2.6cm" svg:y1="7.277cm" svg:x2="17.1cm" svg:y2="7.05cm" draw:start-shape="id1" draw:start-glue-point="10" draw:end-shape="id2" svg:d="m12600 7277c3376 0 1127-227 4500-227" svg:viewBox="0 0 4501 228">
          <text:p/>
        </draw:connector>
        <draw:connector draw:style-name="gr2" draw:text-style-name="P1" draw:layer="layout" svg:x1="5.7cm" svg:y1="4cm" svg:x2="8.3cm" svg:y2="4cm" draw:start-shape="id3" draw:start-glue-point="1" draw:end-shape="id4" draw:end-glue-point="6" svg:d="m5700 4000h2600" svg:viewBox="0 0 2601 1">
          <text:p/>
        </draw:connector>
        <draw:connector draw:style-name="gr2" draw:text-style-name="P1" draw:layer="layout" svg:x1="5.8cm" svg:y1="7.3cm" svg:x2="8.3cm" svg:y2="7.277cm" draw:start-shape="id5" draw:start-glue-point="1" draw:end-shape="id1" svg:d="m5800 7300h1251v-23h1249" svg:viewBox="0 0 2501 24">
          <text:p/>
        </draw:connector>
        <draw:connector draw:style-name="gr2" draw:text-style-name="P1" draw:layer="layout" svg:x1="5.8cm" svg:y1="10.8cm" svg:x2="8.3cm" svg:y2="10.8cm" draw:start-shape="id6" draw:start-glue-point="1" draw:end-shape="id7" svg:d="m5800 10800h2500" svg:viewBox="0 0 2501 1">
          <text:p/>
        </draw:connector>
        <draw:connector draw:style-name="gr2" draw:text-style-name="P1" draw:layer="layout" draw:type="curve" svg:x1="12.6cm" svg:y1="4cm" svg:x2="17.1cm" svg:y2="7.05cm" draw:start-shape="id4" draw:start-glue-point="10" draw:end-shape="id2" svg:d="m12600 4000c3376 0 1127 3050 4500 3050" svg:viewBox="0 0 4501 3051">
          <text:p/>
        </draw:connector>
        <draw:connector draw:style-name="gr2" draw:text-style-name="P1" draw:layer="layout" draw:type="curve" svg:x1="12.6cm" svg:y1="10.8cm" svg:x2="17.1cm" svg:y2="7.05cm" draw:start-shape="id7" draw:start-glue-point="10" draw:end-shape="id2" svg:d="m12600 10800c3376 0 1127-3750 4500-3750" svg:viewBox="0 0 4501 3751">
          <text:p/>
        </draw:connector>
        <draw:custom-shape draw:style-name="gr1" draw:text-style-name="P3" xml:id="id8" draw:id="id8" draw:layer="layout" svg:width="4.4cm" svg:height="2.9cm" svg:x="23.6cm" svg:y="2.5cm">
          <text:p text:style-name="P1"><text:span text:style-name="T2">Data Cleansing</text:span></text:p>
          <text:p text:style-name="P1"><text:span text:style-name="T2"><text:s/></text:span><text:span text:style-name="T2">and 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4.4cm" svg:height="2.9cm" svg:x="23.6cm" svg:y="6.4cm">
          <text:p text:style-name="P1"><text:span text:style-name="T2">Fuzzy Data</text:span></text:p>
          <text:p text:style-name="P1"><text:span text:style-name="T2">Match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3.6cm" svg:y1="3.95cm" svg:x2="20.8cm" svg:y2="7.05cm" draw:start-shape="id8" draw:start-glue-point="6" draw:end-shape="id2" draw:end-glue-point="8" svg:d="m23600 3950c-2098 0-699 3100-2800 3100" svg:viewBox="0 0 2801 3101">
          <text:p/>
        </draw:connector>
        <draw:connector draw:style-name="gr2" draw:text-style-name="P1" draw:layer="layout" draw:type="curve" svg:x1="23.6cm" svg:y1="7.85cm" svg:x2="20.8cm" svg:y2="7.05cm" draw:start-shape="id9" draw:start-glue-point="6" draw:end-shape="id2" draw:end-glue-point="8" svg:d="m23600 7850c-2098 0-699-800-2800-800" svg:viewBox="0 0 2801 801">
          <text:p/>
        </draw:connector>
        <draw:custom-shape draw:style-name="gr1" draw:text-style-name="P3" xml:id="id10" draw:id="id10" draw:layer="layout" svg:width="4.4cm" svg:height="2.9cm" svg:x="17cm" svg:y="11.2cm">
          <text:p text:style-name="P1"><text:span text:style-name="T2">Extract and</text:span></text:p>
          <text:p text:style-name="P1"><text:span text:style-name="T2">Format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4.2cm" svg:height="3.5cm" svg:x="17.1cm" svg:y="15.7cm">
          <text:p text:style-name="P2"><text:span text:style-name="T1">CSV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draw:type="curve" svg:x1="18.95cm" svg:y1="9.8cm" svg:x2="19.2cm" svg:y2="11.2cm" draw:start-shape="id2" draw:start-glue-point="7" draw:end-shape="id10" svg:d="m18950 9800c0 1051 250 352 250 1400" svg:viewBox="0 0 251 1401">
          <text:p/>
        </draw:connector>
        <draw:connector draw:style-name="gr2" draw:text-style-name="P1" draw:layer="layout" draw:type="curve" svg:x1="19.2cm" svg:y1="14.1cm" svg:x2="19.2cm" svg:y2="15.7cm" draw:start-shape="id10" draw:start-glue-point="8" draw:end-shape="id11" draw:end-glue-point="4" svg:d="m19200 141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</meta:initial-creator>
    <meta:creation-date>2014-03-10T10:37:58.459059955</meta:creation-date>
    <dc:date>2014-03-10T10:51:01.274124413</dc:date>
    <dc:creator>john </dc:creator>
    <meta:editing-duration>P0D</meta:editing-duration>
    <meta:editing-cycles>1</meta:editing-cycles>
    <meta:document-statistic meta:object-count="21"/>
    <meta:generator>LibreOffice/4.1.3.2$Linux_X86_64 LibreOffice_project/410m0$Build-2</meta:generator>
  </office:meta>
</office:document-meta>
</file>